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01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>
      <style:table-cell-properties fo:border="none" style:vertical-align="bottom"/>
      <style:text-properties style:font-name="Arial" fo:font-size="10pt"/>
    </style:style>
    <style:style style:name="ce2" style:family="table-cell" style:parent-style-name="Default" style:data-style-name="N117">
      <style:table-cell-properties fo:border="none" style:vertical-align="bottom"/>
      <style:text-properties style:font-name="Arial" fo:font-size="10pt" fo:language="en" fo:country="US" style:language-asian="en" style:country-asian="US" style:language-complex="en" style:country-complex="US"/>
    </style:style>
    <style:style style:name="ce3" style:family="table-cell" style:parent-style-name="Default">
      <style:text-properties fo:language="en" fo:country="US" style:language-asian="en" style:country-asian="US" style:language-complex="en" style:country-complex="US"/>
    </style:style>
    <style:style style:name="ce4" style:family="table-cell" style:parent-style-name="Default" style:data-style-name="N117">
      <style:table-cell-properties fo:border="none" style:vertical-align="bottom"/>
      <style:text-properties fo:color="#000000" style:font-name="Arial" fo:font-size="10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T1" style:family="text"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5.69999980926514pt" style:font-weight-complex="bold"/>
    </style:style>
    <style:style style:name="T2" style:family="text">
      <style:text-properties fo:font-size="12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1" table:number-columns-repeated="4" table:default-cell-style-name="ce3"/>
        <table:table-column table:style-name="co1" table:default-cell-style-name="Default"/>
        <table:table-column table:style-name="co1" table:default-cell-style-name="ce1"/>
        <table:table-column table:style-name="co1" table:number-columns-repeated="248" table:default-cell-style-name="Default"/>
        <table:table-row table:style-name="ro1">
          <table:table-cell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table:style-name="ce1" office:value-type="string">
            <text:p>[StoneBlock()]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rassB</text:span><text:span text:style-name="T1">lock(), </text:span><text:span text:style-name="T1">TreeSho</text:span><text:span text:style-name="T1">rt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office:value-type="string">
            <text:p>[<text:span text:style-name="T1">GrassB</text:span><text:span text:style-name="T1">lock(), </text:span><text:span text:style-name="T1">TreeSho</text:span><text:span text:style-name="T1">rt()]</text:span>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<text:span text:style-name="T2">[</text:span><text:span text:style-name="T1">WaterB</text:span><text:span text:style-name="T1">lock()]</text:span></text:p>
          </table:table-cell>
          <table:table-cell office:value-type="string">
            <text:p>[<text:span text:style-name="T1">GrassB</text:span><text:span text:style-name="T1">lock()]</text:span>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office:value-type="string">
            <text:p>[StoneBlock()]</text:p>
          </table:table-cell>
          <table:table-cell office:value-type="string">
            <text:p>[<text:span text:style-name="T1">GrassB</text:span><text:span text:style-name="T1">lock(), </text:span><text:span text:style-name="T1">TreeSho</text:span><text:span text:style-name="T1">rt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table:style-name="Default" office:value-type="string">
            <text:p>[<text:span text:style-name="T1">GrassB</text:span><text:span text:style-name="T1">lock()]</text:span></text:p>
          </table:table-cell>
          <table:table-cell office:value-type="string">
            <text:p>[<text:span text:style-name="T1">GrassB</text:span><text:span text:style-name="T1">lock(), </text:span><text:span text:style-name="T1">TreeSho</text:span><text:span text:style-name="T1">rt()]</text:span></text:p>
          </table:table-cell>
          <table:table-cell office:value-type="string">
            <text:p>[StoneBlock()]</text:p>
          </table:table-cell>
          <table:table-cell table:number-columns-repeated="248"/>
        </table:table-row>
        <table:table-row table:style-name="ro1"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office:value-type="string">
            <text:p>[StoneBlock(), RampWest(), RoboCatGirl()]</text:p>
          </table:table-cell>
          <table:table-cell table:style-name="ce4" office:value-type="string">
            <text:p><text:span text:style-name="T2">[StoneB</text:span><text:span text:style-name="T2">lockTall</text:span><text:span text:style-name="T2">(), </text:span><text:span text:style-name="T2">RoboPri</text:span><text:span text:style-name="T2">ncessGi</text:span><text:span text:style-name="T2">rl()</text:span><text:span text:style-name="T2">]</text:span></text:p>
          </table:table-cell>
          <table:table-cell table:style-name="ce4" office:value-type="string">
            <text:p><text:span text:style-name="T2">[StoneB</text:span><text:span text:style-name="T2">lockTall</text:span><text:span text:style-name="T2">(), </text:span><text:span text:style-name="T1">RoboHor</text:span><text:span text:style-name="T1">nGirl()</text:span><text:span text:style-name="T2">]</text:span></text:p>
          </table:table-cell>
          <table:table-cell table:style-name="ce2" office:value-type="string">
            <text:p><text:span text:style-name="T2">[StoneB</text:span><text:span text:style-name="T2">lock(), </text:span><text:span text:style-name="T2">RampE</text:span><text:span text:style-name="T2">ast(), </text:span><text:span text:style-name="T1">RoboPin</text:span><text:span text:style-name="T1">kGirl()</text:span><text:span text:style-name="T2">]</text:span></text:p>
          </table:table-cell>
          <table:table-cell table:style-name="ce2" office:value-type="string">
            <text:p>[StoneBlock()]</text:p>
          </table:table-cell>
          <table:table-cell table:style-name="ce2" office:value-type="string">
            <text:p>[StoneBlock()]</text:p>
          </table:table-cell>
          <table:table-cell table:style-name="ce1" table:number-columns-repeated="12"/>
          <table:table-cell table:number-columns-repeated="23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5">04/05/2008</text:date>, <text:time>15:0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05T15:00:03</dc:date>
    <meta:editing-cycles>38</meta:editing-cycles>
    <meta:editing-duration>PT17H1M18S</meta:editing-duration>
    <meta:user-defined meta:name="Info 1"/>
    <meta:user-defined meta:name="Info 2"/>
    <meta:user-defined meta:name="Info 3"/>
    <meta:user-defined meta:name="Info 4"/>
    <meta:document-statistic meta:table-count="1" meta:cell-count="64"/>
  </office:meta>
</office:document-meta>
</file>